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5cm"/>
      <style:paragraph-properties style:writing-mode="lr-tb"/>
    </style:style>
    <style:style style:name="co1" style:family="table-column">
      <style:table-column-properties style:column-width="3.031cm" style:use-optimal-column-width="false"/>
    </style:style>
    <style:style style:name="co2" style:family="table-column">
      <style:table-column-properties style:column-width="1.973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1.942cm" style:use-optimal-column-width="false"/>
    </style:style>
    <style:style style:name="co5" style:family="table-column">
      <style:table-column-properties style:column-width="3.991cm" style:use-optimal-column-width="false"/>
    </style:style>
    <style:style style:name="co6" style:family="table-column">
      <style:table-column-properties style:column-width="1.911cm" style:use-optimal-column-width="false"/>
    </style:style>
    <style:style style:name="co7" style:family="table-column">
      <style:table-column-properties style:column-width="6.352cm" style:use-optimal-column-width="false"/>
    </style:style>
    <style:style style:name="co8" style:family="table-column">
      <style:table-column-properties style:column-width="1.627cm" style:use-optimal-column-width="false"/>
    </style:style>
    <style:style style:name="co9" style:family="table-column">
      <style:table-column-properties style:column-width="7.084cm" style:use-optimal-column-width="false"/>
    </style:style>
    <style:style style:name="co10" style:family="table-column">
      <style:table-column-properties style:column-width="0.852cm" style:use-optimal-column-width="false"/>
    </style:style>
    <style:style style:name="co11" style:family="table-column">
      <style:table-column-properties style:column-width="3.985cm" style:use-optimal-column-width="false"/>
    </style:style>
    <style:style style:name="ro1" style:family="table-row">
      <style:table-row-properties style:row-height="1.197cm" style:use-optimal-row-height="false"/>
    </style:style>
    <style:style style:name="ro2" style:family="table-row">
      <style:table-row-properties style:row-height="1.734cm" style:use-optimal-row-height="false"/>
    </style:style>
    <style:style style:name="ro3" style:family="table-row">
      <style:table-row-properties style:row-height="0.978cm" style:use-optimal-row-height="false"/>
    </style:style>
    <style:style style:name="ro4" style:family="table-row">
      <style:table-row-properties style:row-height="1.001cm" style:use-optimal-row-height="false"/>
    </style:style>
    <style:style style:name="ce1" style:family="table-cell">
      <style:text-properties fo:font-size="18pt" style:font-size-asian="24pt" style:font-size-complex="24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size="18pt" style:font-size-asian="24pt" style:font-size-complex="24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84cm" svg:height="0.962cm" svg:x="1.635cm" svg:y="1.318cm">
          <draw:text-box>
            <text:p>State</text:p>
          </draw:text-box>
        </draw:frame>
        <draw:frame draw:style-name="standard" draw:layer="layout" svg:width="5.003cm" svg:height="5.324cm" svg:x="1.635cm" svg:y="2.27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gray1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.932cm" svg:height="0.962cm" svg:x="8.863cm" svg:y="1.308cm">
          <draw:text-box>
            <text:p>Monitors</text:p>
          </draw:text-box>
        </draw:frame>
        <draw:frame draw:style-name="standard" draw:layer="layout" svg:width="5.425cm" svg:height="5.867cm" svg:x="8.845cm" svg:y="2.189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Modes</text:p>
              </table:table-cell>
              <table:table-cell>
                <text:p>a()</text:p>
              </table:table-cell>
            </table:table-row>
            <table:table-row table:style-name="ro3" table:default-cell-style-name="gray2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3" draw:text-style-name="P2" draw:layer="layout" svg:x1="6.08cm" svg:y1="4.175cm" svg:x2="8.937cm" svg:y2="1.635cm">
          <text:p/>
        </draw:line>
        <draw:frame draw:style-name="gr4" draw:text-style-name="P1" draw:layer="layout" svg:width="2.403cm" svg:height="0.962cm" svg:x="15.287cm" svg:y="1.308cm">
          <draw:text-box>
            <text:p>Modes</text:p>
          </draw:text-box>
        </draw:frame>
        <draw:frame draw:style-name="standard" draw:layer="layout" svg:width="5.425cm" svg:height="8.96cm" svg:x="15.173cm" svg:y="2.346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id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width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height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Refresh rate</text:p>
              </table:table-cell>
              <table:table-cell>
                <text:p>d</text:p>
              </table:table-cell>
            </table:table-row>
            <table:table-row table:style-name="ro3" table:default-cell-style-name="gray1">
              <table:table-cell>
                <text:p>Preferred 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Supported scales</text:p>
              </table:table-cell>
              <table:table-cell>
                <text:p>ad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2" draw:layer="layout" svg:x1="13.7cm" svg:y1="6.715cm" svg:x2="15.287cm" svg:y2="1.635cm">
          <text:p/>
        </draw:line>
        <draw:frame draw:style-name="gr5" draw:text-style-name="P1" draw:layer="controls" svg:width="5.112cm" svg:height="0.962cm" svg:x="8.416cm" svg:y="8.782cm">
          <draw:text-box>
            <text:p>Logical monitors</text:p>
          </draw:text-box>
        </draw:frame>
        <draw:frame draw:style-name="standard" draw:layer="controls" svg:width="5.425cm" svg:height="6.845cm" svg:x="8.302cm" svg:y="9.82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2" draw:layer="controls" svg:x1="6.08cm" svg:y1="5.445cm" svg:x2="8.937cm" svg:y2="8.62cm">
          <text:p/>
        </draw:line>
        <draw:frame draw:style-name="gr2" draw:text-style-name="P1" draw:layer="controls" svg:width="2.932cm" svg:height="0.962cm" svg:x="15.278cm" svg:y="11.795cm">
          <draw:text-box>
            <text:p>Monitors</text:p>
          </draw:text-box>
        </draw:frame>
        <draw:frame draw:style-name="standard" draw:layer="controls" svg:width="5.425cm" svg:height="3.911cm" svg:x="15.26cm" svg:y="12.676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Vendor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duct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Serial</text:p>
              </table:table-cell>
              <table:table-cell>
                <text:p>s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3" draw:text-style-name="P2" draw:layer="controls" svg:x1="13.382cm" svg:y1="15.287cm" svg:x2="15.605cm" svg:y2="12.112cm">
          <text:p/>
        </draw:line>
        <draw:frame draw:style-name="gr6" draw:text-style-name="P1" draw:layer="controls" svg:width="2.331cm" svg:height="0.962cm" svg:x="35.925cm" svg:y="1.391cm">
          <draw:text-box>
            <text:p>Config</text:p>
          </draw:text-box>
        </draw:frame>
        <draw:frame draw:style-name="standard" draw:layer="controls" svg:width="5.003cm" svg:height="5.324cm" svg:x="35.925cm" svg:y="2.343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gray1">
                <text:p>Serial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method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2">
              <table:table-cell table:style-name="gray1">
                <text:p>Logical Monitors</text:p>
              </table:table-cell>
              <table:table-cell table:style-name="ce1">
                <text:p><text:span text:style-name="T1">a()</text:span></text:p>
              </table:table-cell>
            </table:table-row>
            <table:table-row table:style-name="ro1">
              <table:table-cell table:style-name="gray2">
                <text:p>Props</text:p>
              </table:table-cell>
              <table:table-cell table:style-name="ce1">
                <text:p><text:span text:style-name="T1">a{sv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" draw:layer="controls" svg:width="5.112cm" svg:height="0.962cm" svg:x="29.054cm" svg:y="1.635cm">
          <draw:text-box>
            <text:p>Logical monitors</text:p>
          </draw:text-box>
        </draw:frame>
        <draw:frame draw:style-name="standard" draw:layer="controls" svg:width="5.425cm" svg:height="5.867cm" svg:x="28.94cm" svg:y="2.673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x</text:p>
              </table:table-cell>
              <table:table-cell>
                <text:p>i</text:p>
              </table:table-cell>
            </table:table-row>
            <table:table-row table:style-name="ro3" table:default-cell-style-name="gray2">
              <table:table-cell>
                <text:p>y</text:p>
              </table:table-cell>
              <table:table-cell>
                <text:p>i</text:p>
              </table:table-cell>
            </table:table-row>
            <table:table-row table:style-name="ro3" table:default-cell-style-name="gray1">
              <table:table-cell>
                <text:p>Scale</text:p>
              </table:table-cell>
              <table:table-cell>
                <text:p>d</text:p>
              </table:table-cell>
            </table:table-row>
            <table:table-row table:style-name="ro3" table:default-cell-style-name="gray2">
              <table:table-cell>
                <text:p>Transform</text:p>
              </table:table-cell>
              <table:table-cell>
                <text:p>u</text:p>
              </table:table-cell>
            </table:table-row>
            <table:table-row table:style-name="ro3" table:default-cell-style-name="gray1">
              <table:table-cell>
                <text:p>Primary</text:p>
              </table:table-cell>
              <table:table-cell>
                <text:p>b</text:p>
              </table:table-cell>
            </table:table-row>
            <table:table-row table:style-name="ro3" table:default-cell-style-name="gray2">
              <table:table-cell>
                <text:p>Monitors</text:p>
              </table:table-cell>
              <table:table-cell>
                <text:p>a()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" draw:layer="controls" svg:width="2.932cm" svg:height="0.962cm" svg:x="26.39cm" svg:y="9.572cm">
          <draw:text-box>
            <text:p>Monitors</text:p>
          </draw:text-box>
        </draw:frame>
        <draw:frame draw:style-name="standard" draw:layer="controls" svg:width="5.425cm" svg:height="2.933cm" svg:x="26.372cm" svg:y="10.453cm">
          <table:table table:template-name="default" table:use-banding-rows-styles="true">
            <table:table-column table:style-name="co3"/>
            <table:table-column table:style-name="co4"/>
            <table:table-row table:style-name="ro3" table:default-cell-style-name="gray1">
              <table:table-cell>
                <text:p>Connector</text:p>
              </table:table-cell>
              <table:table-cell>
                <text:p>s</text:p>
              </table:table-cell>
            </table:table-row>
            <table:table-row table:style-name="ro3" table:default-cell-style-name="gray2">
              <table:table-cell>
                <text:p>Mode ID</text:p>
              </table:table-cell>
              <table:table-cell>
                <text:p>s</text:p>
              </table:table-cell>
            </table:table-row>
            <table:table-row table:style-name="ro3" table:default-cell-style-name="gray1">
              <table:table-cell>
                <text:p>Props</text:p>
              </table:table-cell>
              <table:table-cell>
                <text:p>a{sv}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" draw:layer="layout" svg:width="2.157cm" svg:height="0.962cm" svg:x="1.712cm" svg:y="10.207cm">
          <draw:text-box>
            <text:p>Props</text:p>
          </draw:text-box>
        </draw:frame>
        <draw:frame draw:style-name="standard" draw:layer="layout" svg:width="5.901cm" svg:height="8.378cm" svg:x="1.712cm" svg:y="11.159cm">
          <table:table table:template-name="default" table:use-banding-rows-styles="true">
            <table:table-column table:style-name="co5"/>
            <table:table-column table:style-name="co6"/>
            <table:table-row table:style-name="ro1">
              <table:table-cell table:style-name="gray1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  <table:table-row table:style-name="ro1">
              <table:table-cell table:style-name="gray2">
                <text:p>supports-changing-layout-mode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2">
              <table:table-cell table:style-name="gray1">
                <text:p>global-scale-required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legacy-ui-scaling-factor</text:p>
              </table:table-cell>
              <table:table-cell table:style-name="ce1">
                <text:p><text:span text:style-name="T1">i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3" draw:text-style-name="P2" draw:layer="controls" svg:x1="4.175cm" svg:y1="7.032cm" svg:x2="3.222cm" svg:y2="10.207cm">
          <text:p/>
        </draw:line>
        <draw:frame draw:style-name="gr7" draw:text-style-name="P1" draw:layer="layout" svg:width="2.157cm" svg:height="0.962cm" svg:x="7.667cm" svg:y="17.51cm">
          <draw:text-box>
            <text:p>Props</text:p>
          </draw:text-box>
        </draw:frame>
        <draw:frame draw:style-name="standard" draw:layer="layout" svg:width="7.978cm" svg:height="8.915cm" svg:x="7.667cm" svg:y="18.462cm">
          <table:table table:template-name="default" table:use-banding-rows-styles="true">
            <table:table-column table:style-name="co7"/>
            <table:table-column table:style-name="co8"/>
            <table:table-row table:style-name="ro1">
              <table:table-cell table:style-name="gray1">
                <text:p>width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1">
              <table:table-cell table:style-name="gray2">
                <text:p>height-mm</text:p>
              </table:table-cell>
              <table:table-cell table:style-name="ce1">
                <text:p><text:span text:style-name="T1">i</text:span></text:p>
              </table:table-cell>
            </table:table-row>
            <table:table-row table:style-name="ro2">
              <table:table-cell table:style-name="gray1">
                <text:p>is-underscanning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max-screen-size</text:p>
              </table:table-cell>
              <table:table-cell table:style-name="ce1">
                <text:p><text:span text:style-name="T1">(ii)</text:span></text:p>
              </table:table-cell>
            </table:table-row>
            <table:table-row table:style-name="ro1">
              <table:table-cell table:style-name="gray1">
                <text:p>is-builtin</text:p>
              </table:table-cell>
              <table:table-cell table:style-name="ce1">
                <text:p>b</text:p>
              </table:table-cell>
            </table:table-row>
            <table:table-row table:style-name="ro1">
              <table:table-cell table:style-name="gray2">
                <text:p>display-name</text:p>
              </table:table-cell>
              <table:table-cell table:style-name="ce1">
                <text:p>s</text:p>
              </table:table-cell>
            </table:table-row>
            <table:table-row table:style-name="ro1">
              <table:table-cell table:style-name="gray1">
                <text:p>privacy-screen-state</text:p>
              </table:table-cell>
              <table:table-cell table:style-name="ce1">
                <text:p>(bb)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2" draw:layer="controls" svg:x1="9.255cm" svg:y1="7.667cm" svg:x2="8.302cm" svg:y2="17.51cm">
          <text:p/>
        </draw:line>
        <draw:line draw:style-name="gr3" draw:text-style-name="P2" draw:layer="controls" svg:x1="13.382cm" svg:y1="16.557cm" svg:x2="16.24cm" svg:y2="17.51cm">
          <text:p/>
        </draw:line>
        <draw:frame draw:style-name="gr8" draw:text-style-name="P1" draw:layer="controls" svg:width="1.587cm" svg:height="0.962cm" svg:x="15.923cm" svg:y="17.183cm">
          <draw:text-box>
            <text:p>???</text:p>
          </draw:text-box>
        </draw:frame>
        <draw:frame draw:style-name="gr7" draw:text-style-name="P1" draw:layer="controls" svg:width="2.157cm" svg:height="0.962cm" svg:x="20.685cm" svg:y="18.022cm">
          <draw:text-box>
            <text:p>Props</text:p>
          </draw:text-box>
        </draw:frame>
        <draw:frame draw:style-name="standard" draw:layer="controls" svg:width="5.901cm" svg:height="3.394cm" svg:x="20.685cm" svg:y="18.974cm">
          <table:table table:template-name="default" table:use-banding-rows-styles="true">
            <table:table-column table:style-name="co5"/>
            <table:table-column table:style-name="co6"/>
            <table:table-row table:style-name="ro1">
              <table:table-cell table:style-name="gray1">
                <text:p>is-current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1">
              <table:table-cell table:style-name="gray2">
                <text:p>is-preferred</text:p>
              </table:table-cell>
              <table:table-cell table:style-name="ce1">
                <text:p><text:span text:style-name="T1">b</text:span></text:p>
              </table:table-cell>
            </table:table-row>
            <table:table-row table:style-name="ro4">
              <table:table-cell table:style-name="gray1">
                <text:p>is-interlaced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7" draw:text-style-name="P1" draw:layer="controls" svg:width="2.157cm" svg:height="0.962cm" svg:x="27.035cm" svg:y="13.799cm">
          <draw:text-box>
            <text:p>Props</text:p>
          </draw:text-box>
        </draw:frame>
        <draw:frame draw:style-name="standard" draw:layer="controls" svg:width="7.935cm" svg:height="1.196cm" svg:x="27.035cm" svg:y="14.751cm">
          <table:table table:template-name="default" table:use-banding-rows-styles="true">
            <table:table-column table:style-name="co9"/>
            <table:table-column table:style-name="co10"/>
            <table:table-row table:style-name="ro1">
              <table:table-cell table:style-name="gray1">
                <text:p>enable_underscanning</text:p>
              </table:table-cell>
              <table:table-cell table:style-name="ce1">
                <text:p><text:span text:style-name="T1">b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7" draw:text-style-name="P1" draw:layer="controls" svg:width="2.157cm" svg:height="0.962cm" svg:x="35.925cm" svg:y="10.282cm">
          <draw:text-box>
            <text:p>Props</text:p>
          </draw:text-box>
        </draw:frame>
        <draw:frame draw:style-name="standard" draw:layer="controls" svg:width="4.836cm" svg:height="1.196cm" svg:x="35.925cm" svg:y="11.234cm">
          <table:table table:template-name="default" table:use-banding-rows-styles="true">
            <table:table-column table:style-name="co11"/>
            <table:table-column table:style-name="co10"/>
            <table:table-row table:style-name="ro1">
              <table:table-cell table:style-name="gray1">
                <text:p>layout-mode</text:p>
              </table:table-cell>
              <table:table-cell table:style-name="ce1">
                <text:p><text:span text:style-name="T1">u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2" draw:layer="layout" svg:x1="39.1cm" svg:y1="7.35cm" svg:x2="37.83cm" svg:y2="10.207cm">
          <text:p/>
        </draw:line>
        <draw:line draw:style-name="gr3" draw:text-style-name="P2" draw:layer="layout" svg:x1="34.02cm" svg:y1="8.302cm" svg:x2="28.622cm" svg:y2="9.572cm">
          <text:p/>
        </draw:line>
        <draw:line draw:style-name="gr3" draw:text-style-name="P2" draw:layer="layout" svg:x1="31.48cm" svg:y1="13.065cm" svg:x2="32.75cm" svg:y2="14.335cm">
          <text:p/>
        </draw:line>
        <draw:line draw:style-name="gr3" draw:text-style-name="P2" draw:layer="layout" svg:x1="36.242cm" svg:y1="5.762cm" svg:x2="34.02cm" svg:y2="1.952cm">
          <text:p/>
        </draw:line>
        <draw:line draw:style-name="gr3" draw:text-style-name="P2" draw:layer="layout" svg:x1="20.367cm" svg:y1="10.842cm" svg:x2="22.907cm" svg:y2="18.462cm">
          <text:p/>
        </draw:line>
        <draw:frame draw:style-name="gr8" draw:text-style-name="P3" draw:layer="layout" svg:width="4.762cm" svg:height="0.962cm" svg:x="18.145cm" svg:y="11.795cm">
          <draw:text-box>
            <text:p><text:span text:style-name="T2">Monitor_Spec</text:span></text:p>
          </draw:text-box>
        </draw:frame>
        <draw:frame draw:style-name="gr8" draw:text-style-name="P3" draw:layer="layout" svg:width="4.304cm" svg:height="0.962cm" svg:x="29.398cm" svg:y="9.563cm">
          <draw:text-box>
            <text:p><text:span text:style-name="T2">Monitor_Conf</text:span></text:p>
          </draw:text-box>
        </draw:frame>
        <draw:frame draw:style-name="gr9" draw:text-style-name="P3" draw:layer="layout" svg:width="5.955cm" svg:height="0.962cm" svg:x="25.13cm" svg:y="0.99cm">
          <draw:text-box>
            <text:p><text:span text:style-name="T2">LogicalMonitorCon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0T13:24:56.450888849</meta:creation-date>
    <dc:date>2023-06-23T13:11:07.362413590</dc:date>
    <meta:editing-duration>PT58M19S</meta:editing-duration>
    <meta:editing-cycles>17</meta:editing-cycles>
    <meta:generator>LibreOffice/7.3.7.2$Linux_X86_64 LibreOffice_project/30$Build-2</meta:generator>
    <meta:document-statistic meta:object-count="42"/>
  </office:meta>
</office:document-meta>
</file>